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3af5" officeooo:paragraph-rsid="00093af5" fo:background-color="#ffffff"/>
    </style:style>
    <style:style style:name="P2" style:family="paragraph" style:parent-style-name="Standard">
      <style:text-properties fo:font-size="26pt" officeooo:rsid="00093af5" officeooo:paragraph-rsid="00093af5" fo:background-color="#ffffff"/>
    </style:style>
    <style:style style:name="P3" style:family="paragraph" style:parent-style-name="Text_20_body">
      <style:text-properties fo:font-size="14pt" officeooo:rsid="00093af5" officeooo:paragraph-rsid="00093af5" fo:background-color="#ffffff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top="0in" fo:margin-bottom="0.1965in" loext:contextual-spacing="false"/>
    </style:style>
    <style:style style:name="P6" style:family="paragraph" style:parent-style-name="Text_20_body">
      <style:paragraph-properties fo:margin-top="0in" fo:margin-bottom="0.1965in" loext:contextual-spacing="false"/>
      <style:text-properties officeooo:paragraph-rsid="00093af5"/>
    </style:style>
    <style:style style:name="P7" style:family="paragraph" style:parent-style-name="Text_20_body">
      <style:paragraph-properties fo:margin-top="0in" fo:margin-bottom="0in" loext:contextual-spacing="false"/>
    </style:style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Heading_20_1">
      <style:text-properties fo:font-size="14pt" officeooo:rsid="00093af5" officeooo:paragraph-rsid="00093af5" fo:background-color="#ffffff"/>
    </style:style>
    <style:style style:name="P10" style:family="paragraph" style:parent-style-name="Heading_20_1">
      <style:paragraph-properties fo:margin-top="0in" fo:margin-bottom="0.1965in" loext:contextual-spacing="false"/>
    </style:style>
    <style:style style:name="P11" style:family="paragraph" style:parent-style-name="Preformatted_20_Text">
      <style:text-properties fo:font-size="14pt" officeooo:rsid="00093af5" officeooo:paragraph-rsid="00093af5" fo:background-color="#ffffff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Heading_20_2">
      <style:paragraph-properties fo:margin-top="0in" fo:margin-bottom="0.1965in" loext:contextual-spacing="false"/>
      <style:text-properties officeooo:paragraph-rsid="00093af5"/>
    </style:style>
    <style:style style:name="P14" style:family="paragraph" style:parent-style-name="Heading_20_3">
      <style:paragraph-properties fo:margin-top="0in" fo:margin-bottom="0.1965in" loext:contextual-spacing="false"/>
    </style:style>
    <style:style style:name="T1" style:family="text">
      <style:text-properties fo:background-color="#ffff99" loext:char-shading-value="0"/>
    </style:style>
    <style:style style:name="T2" style:family="text">
      <style:text-properties fo:background-color="#ffff99" loext:char-shading-value="0"/>
    </style:style>
    <style:style style:name="T3" style:family="text">
      <style:text-properties fo:font-size="8pt"/>
    </style:style>
    <style:style style:name="T4" style:family="text">
      <style:text-properties fo:font-size="22pt"/>
    </style:style>
    <style:style style:name="T5" style:family="text">
      <style:text-properties fo:font-size="20pt"/>
    </style:style>
    <style:style style:name="T6" style:family="text">
      <style:text-properties fo:font-size="20pt" style:font-size-asian="24pt" style:font-size-complex="24pt"/>
    </style:style>
    <style:style style:name="T7" style:family="text">
      <style:text-properties fo:font-size="20pt" fo:background-color="#ccff00" loext:char-shading-value="0" style:font-size-asian="24pt" style:font-size-complex="24pt"/>
    </style:style>
    <style:style style:name="T8" style:family="text">
      <style:text-properties fo:font-size="20pt" fo:background-color="#ccff00" loext:char-shading-value="0" style:font-size-asian="24pt" style:font-size-complex="24pt"/>
    </style:style>
    <style:style style:name="T9" style:family="text">
      <style:text-properties fo:font-size="18pt"/>
    </style:style>
    <style:style style:name="T10" style:family="text">
      <style:text-properties fo:font-size="18pt" officeooo:rsid="00093af5"/>
    </style:style>
    <style:style style:name="T11" style:family="text">
      <style:text-properties fo:font-size="16pt"/>
    </style:style>
    <style:style style:name="T12" style:family="text">
      <style:text-properties fo:font-size="12pt"/>
    </style:style>
    <style:style style:name="T13" style:family="text">
      <style:text-properties fo:font-size="26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6"/><text:span text:style-name="T1"><text:s/>BOOT STRAP SELECT</text:span></text:p>
      <text:p text:style-name="P1"><text:span text:style-name="T1">URL: </text:span><text:a xlink:type="simple" xlink:href="https://developer.snapappointments.com/bootstrap-select/examples/" text:style-name="Internet_20_link" text:visited-style-name="Visited_20_Internet_20_Link"><text:span text:style-name="T1">https://developer.snapappointments.com/bootstrap-select/examples/</text:span></text:a><text:span text:style-name="T1"> <text:s/></text:span></text:p>
      <text:p text:style-name="P1"><text:span text:style-name="T1"/></text:p>
      <text:h text:style-name="P9" text:outline-level="1"><text:bookmark text:name="getting-started"/><text:span text:style-name="T1">Getting Started Instruction:</text:span></text:h>
      <text:p text:style-name="P3"><text:span text:style-name="T1"/></text:p>
      <text:p text:style-name="P1">Bootstrap-select requires jQuery v1.9.1+, Bootstrap’s dropdown.js component, and Bootstrap's CSS. If you're not already using Bootstrap in your project, a precompiled version of the Bootstrap v3.3.7 minimum requirements can be downloaded <text:a xlink:type="simple" xlink:href="https://getbootstrap.com/docs/3.3/customize/?id=7830063837006f6fc84f" text:style-name="Internet_20_link" text:visited-style-name="Visited_20_Internet_20_Link">here</text:a>. If using bootstrap-select with Bootstrap v4+, you'll also need Popper.js. For all of Bootstrap v4's requirements, see <text:a xlink:type="simple" xlink:href="https://getbootstrap.com/docs/4.1/getting-started/introduction/" text:style-name="Internet_20_link" text:visited-style-name="Visited_20_Internet_20_Link">Getting started</text:a>. A precompiled version of the requirements will be made available in an upcoming release of bootstrap-select.</text:p>
      <text:p text:style-name="P1"><text:span text:style-name="T1"/></text:p>
      <text:p text:style-name="P1"><text:span text:style-name="T1">CBD:</text:span></text:p>
      <text:p text:style-name="P11"><text:span text:style-name="Source_20_Text"><text:span text:style-name="T1"/></text:span></text:p>
      <text:p text:style-name="Preformatted_20_Text"><text:span text:style-name="Source_20_Text">&lt;link rel="stylesheet" href="https://cdn.jsdelivr.net/npm/bootstrap-select@1.13.9/dist/css/bootstrap-select.min.css"&gt;</text:span></text:p>
      <text:p text:style-name="Preformatted_20_Text"/>
      <text:p text:style-name="Preformatted_20_Text"><text:span text:style-name="Source_20_Text">&lt;!-- Latest compiled and minified JavaScript --&gt;</text:span></text:p>
      <text:p text:style-name="P12"><text:span text:style-name="Source_20_Text">&lt;script src="</text:span><text:a xlink:type="simple" xlink:href="https://cdn.jsdelivr.net/npm/bootstrap-select@1.13.9/dist/js/bootstrap-select.min.js" text:style-name="Internet_20_link" text:visited-style-name="Visited_20_Internet_20_Link"><text:span text:style-name="Source_20_Text">https://cdn.jsdelivr.net/npm/bootstrap-select@1.13.9/dist/js/bootstrap-select.min.js</text:span></text:a><text:span text:style-name="Source_20_Text">"&gt;&lt;/script&gt;</text:span></text:p>
      <text:p text:style-name="P12"><text:span text:style-name="Source_20_Text"><text:span text:style-name="T12"/></text:span></text:p>
      <text:h text:style-name="P10" text:outline-level="1"><text:bookmark text:name="usage"/><text:span text:style-name="Source_20_Text"><text:span text:style-name="T9">Usage:</text:span></text:span></text:h>
      <text:h text:style-name="P14" text:outline-level="3"><text:bookmark text:name="via-selectpicker-class"/><text:span text:style-name="Source_20_Text"><text:span text:style-name="T9">Via selectpicker class</text:span></text:span></text:h>
      <text:p text:style-name="Text_20_body">Add the <text:span text:style-name="Source_20_Text">selectpicker</text:span> class to your select elements to auto-initialize bootstrap-select.</text:p>
      <text:p text:style-name="Preformatted_20_Text"><text:span text:style-name="Source_20_Text"><text:span text:style-name="T2">&lt;select class="selectpicker"&gt;</text:span></text:span></text:p>
      <text:p text:style-name="Preformatted_20_Text"><text:span text:style-name="Source_20_Text"><text:span text:style-name="T2"><text:s text:c="2"/>&lt;option&gt;Mustard&lt;/option&gt;</text:span></text:span></text:p>
      <text:p text:style-name="Preformatted_20_Text"><text:span text:style-name="Source_20_Text"><text:span text:style-name="T2"><text:s text:c="2"/>&lt;option&gt;Ketchup&lt;/option&gt;</text:span></text:span></text:p>
      <text:p text:style-name="Preformatted_20_Text"><text:span text:style-name="Source_20_Text"><text:span text:style-name="T2"><text:s text:c="2"/>&lt;option&gt;Barbecue&lt;/option&gt;</text:span></text:span></text:p>
      <text:p text:style-name="P12"><text:span text:style-name="Source_20_Text"><text:span text:style-name="T2">&lt;/select&gt;</text:span></text:span></text:p>
      <text:h text:style-name="Heading_20_3" text:outline-level="3"><text:bookmark text:name="via-javascript"/>Via JavaScript</text:h>
      <text:p text:style-name="Preformatted_20_Text"><text:span text:style-name="Source_20_Text">// To style only selects with the my-select class</text:span></text:p>
      <text:p text:style-name="P12"><text:span text:style-name="Source_20_Text"><text:span text:style-name="T2">$('.my-select').selectpicker();</text:span></text:span></text:p>
      <text:p text:style-name="Text_20_body">or</text:p>
      <text:p text:style-name="Preformatted_20_Text"><text:span text:style-name="Source_20_Text">// To style all selects</text:span></text:p>
      <text:p text:style-name="P12"><text:span text:style-name="Source_20_Text"><text:span text:style-name="T2">$('select').selectpicker();</text:span></text:span></text:p>
      <text:p text:style-name="Text_20_body"><text:soft-page-break/>If calling bootstrap-select via JavaScript, you will need to wrap your code in a <text:a xlink:type="simple" xlink:href="https://api.jquery.com/ready/" text:style-name="Internet_20_link" text:visited-style-name="Visited_20_Internet_20_Link"><text:span text:style-name="Source_20_Text">.ready()</text:span></text:a> block or place it at the bottom of the page (after the last instance of bootstrap-select).</text:p>
      <text:p text:style-name="Preformatted_20_Text"><text:span text:style-name="Source_20_Text"><text:span text:style-name="T2">$(function () {</text:span></text:span></text:p>
      <text:p text:style-name="Preformatted_20_Text"><text:span text:style-name="Source_20_Text"><text:span text:style-name="T2"><text:s text:c="4"/>$('select').selectpicker();</text:span></text:span></text:p>
      <text:p text:style-name="P12"><text:span text:style-name="Source_20_Text"><text:span text:style-name="T2">});</text:span></text:span></text:p>
      <text:h text:style-name="P10" text:outline-level="1"><text:bookmark text:name="basic-examples"/><text:span text:style-name="Source_20_Text"><text:span text:style-name="T8">Basic examples: </text:span></text:span></text:h>
      <text:p text:style-name="P5"><text:span text:style-name="Source_20_Text"><text:span text:style-name="T8"/></text:span></text:p>
      <text:h text:style-name="P13" text:outline-level="2"><text:bookmark text:name="standard-select-boxes"/><text:span text:style-name="Source_20_Text"><text:span text:style-name="T10">Standard select boxes</text:span></text:span></text:h>
      <text:p text:style-name="Text_20_body">Make this:</text:p>
      <text:p text:style-name="Text_20_body">Become this:</text:p>
      <text:p text:style-name="Preformatted_20_Text"><text:span text:style-name="Source_20_Text">&lt;select class="selectpicker"&gt;</text:span></text:p>
      <text:p text:style-name="Preformatted_20_Text"><text:span text:style-name="Source_20_Text"><text:s text:c="2"/>&lt;option&gt;Mustard&lt;/option&gt;</text:span></text:p>
      <text:p text:style-name="Preformatted_20_Text"><text:span text:style-name="Source_20_Text"><text:s text:c="2"/>&lt;option&gt;Ketchup&lt;/option&gt;</text:span></text:p>
      <text:p text:style-name="Preformatted_20_Text"><text:span text:style-name="Source_20_Text"><text:s text:c="2"/>&lt;option&gt;Relish&lt;/option&gt;</text:span></text:p>
      <text:p text:style-name="P12"><text:span text:style-name="Source_20_Text">&lt;/select&gt;</text:span></text:p>
      <text:section text:style-name="Sect1" text:name="optgroup">
        <text:p text:style-name="Text_20_body"/>
      </text:section>
      <text:h text:style-name="Heading_20_2" text:outline-level="2"><text:bookmark text:name="select-boxes-with-optgroups"/>Select boxes with optgroups</text:h>
      <text:p text:style-name="Preformatted_20_Text"><text:span text:style-name="Source_20_Text">&lt;select class="selectpicker"&gt;</text:span></text:p>
      <text:p text:style-name="Preformatted_20_Text"><text:span text:style-name="Source_20_Text"><text:s text:c="2"/>&lt;optgroup label="Picnic"&gt;</text:span></text:p>
      <text:p text:style-name="Preformatted_20_Text"><text:span text:style-name="Source_20_Text"><text:s text:c="4"/>&lt;option&gt;Mustard&lt;/option&gt;</text:span></text:p>
      <text:p text:style-name="Preformatted_20_Text"><text:span text:style-name="Source_20_Text"><text:s text:c="4"/>&lt;option&gt;Ketchup&lt;/option&gt;</text:span></text:p>
      <text:p text:style-name="Preformatted_20_Text"><text:span text:style-name="Source_20_Text"><text:s text:c="4"/>&lt;option&gt;Relish&lt;/option&gt;</text:span></text:p>
      <text:p text:style-name="Preformatted_20_Text"><text:span text:style-name="Source_20_Text"><text:s text:c="2"/>&lt;/optgroup&gt;</text:span></text:p>
      <text:p text:style-name="Preformatted_20_Text"><text:span text:style-name="Source_20_Text"><text:s text:c="2"/>&lt;optgroup label="Camping"&gt;</text:span></text:p>
      <text:p text:style-name="Preformatted_20_Text"><text:span text:style-name="Source_20_Text"><text:s text:c="4"/>&lt;option&gt;Tent&lt;/option&gt;</text:span></text:p>
      <text:p text:style-name="Preformatted_20_Text"><text:span text:style-name="Source_20_Text"><text:s text:c="4"/>&lt;option&gt;Flashlight&lt;/option&gt;</text:span></text:p>
      <text:p text:style-name="Preformatted_20_Text"><text:span text:style-name="Source_20_Text"><text:s text:c="4"/>&lt;option&gt;Toilet Paper&lt;/option&gt;</text:span></text:p>
      <text:p text:style-name="Preformatted_20_Text"><text:span text:style-name="Source_20_Text"><text:s text:c="2"/>&lt;/optgroup&gt;</text:span></text:p>
      <text:p text:style-name="P12"><text:span text:style-name="Source_20_Text">&lt;/select&gt;</text:span></text:p>
      <text:h text:style-name="Heading_20_2" text:outline-level="2"><text:bookmark text:name="multiple-select-boxes"/>Multiple select boxes</text:h>
      <text:p text:style-name="Preformatted_20_Text"><text:span text:style-name="Source_20_Text">&lt;select class="selectpicker" multiple&gt;</text:span></text:p>
      <text:p text:style-name="Preformatted_20_Text"><text:span text:style-name="Source_20_Text"><text:s text:c="2"/>&lt;option&gt;Mustard&lt;/option&gt;</text:span></text:p>
      <text:p text:style-name="Preformatted_20_Text"><text:span text:style-name="Source_20_Text"><text:s text:c="2"/>&lt;option&gt;Ketchup&lt;/option&gt;</text:span></text:p>
      <text:p text:style-name="Preformatted_20_Text"><text:span text:style-name="Source_20_Text"><text:s text:c="2"/>&lt;option&gt;Relish&lt;/option&gt;</text:span></text:p>
      <text:p text:style-name="P12"><text:span text:style-name="Source_20_Text">&lt;/select&gt;</text:span></text:p>
      <text:h text:style-name="Heading_20_1" text:outline-level="1"><text:bookmark text:name="live-search"/><text:soft-page-break/>Live search</text:h>
      <text:p text:style-name="Horizontal_20_Line"/>
      <text:h text:style-name="Heading_20_2" text:outline-level="2"><text:bookmark text:name="live-search_1"/>Live search</text:h>
      <text:p text:style-name="Text_20_body">You can add a search input by passing <text:span text:style-name="Source_20_Text">data-live-search="true"</text:span> attribute:</text:p>
      <text:h text:style-name="Heading_20_2" text:outline-level="2"><text:bookmark text:name="key-words"/>Key words</text:h>
      <text:p text:style-name="Text_20_body">Add key words to options to improve their searchability using <text:span text:style-name="Source_20_Text">data-tokens</text:span>.</text:p>
      <text:p text:style-name="Preformatted_20_Text"><text:span text:style-name="Source_20_Text">&lt;select class="selectpicker" data-live-search="true"&gt;</text:span></text:p>
      <text:p text:style-name="Preformatted_20_Text"><text:span text:style-name="Source_20_Text"><text:s text:c="2"/>&lt;option data-tokens="ketchup mustard"&gt;Hot Dog, Fries and a Soda&lt;/option&gt;</text:span></text:p>
      <text:p text:style-name="Preformatted_20_Text"><text:span text:style-name="Source_20_Text"><text:s text:c="2"/>&lt;option data-tokens="mustard"&gt;Burger, Shake and a Smile&lt;/option&gt;</text:span></text:p>
      <text:p text:style-name="Preformatted_20_Text"><text:span text:style-name="Source_20_Text"><text:s text:c="2"/>&lt;option data-tokens="frosting"&gt;Sugar, Spice and all things nice&lt;/option&gt;</text:span></text:p>
      <text:p text:style-name="P12"><text:span text:style-name="Source_20_Text">&lt;/select&gt;</text:span></text:p>
      <text:h text:style-name="Heading_20_1" text:outline-level="1"><text:bookmark text:name="limit-the-number-of-selections"/>Limit the number of selections</text:h>
      <text:p text:style-name="Text_20_body">Limit the number of options that can be selected via the <text:span text:style-name="Source_20_Text">data-max-options</text:span> attribute. It also works for option groups. Customize the message displayed when the limit is reached with <text:span text:style-name="Source_20_Text">maxOptionsText</text:span>.</text:p>
      <text:p text:style-name="Preformatted_20_Text"><text:span text:style-name="Source_20_Text">&lt;select class="selectpicker" multiple data-max-options="2"&gt;</text:span></text:p>
      <text:p text:style-name="Preformatted_20_Text"><text:span text:style-name="Source_20_Text"><text:s text:c="2"/>&lt;option&gt;Mustard&lt;/option&gt;</text:span></text:p>
      <text:p text:style-name="Preformatted_20_Text"><text:span text:style-name="Source_20_Text"><text:s text:c="2"/>&lt;option&gt;Ketchup&lt;/option&gt;</text:span></text:p>
      <text:p text:style-name="Preformatted_20_Text"><text:span text:style-name="Source_20_Text"><text:s text:c="2"/>&lt;option&gt;Relish&lt;/option&gt;</text:span></text:p>
      <text:p text:style-name="Preformatted_20_Text"><text:span text:style-name="Source_20_Text">&lt;/select&gt;</text:span></text:p>
      <text:p text:style-name="Preformatted_20_Text"/>
      <text:p text:style-name="Preformatted_20_Text"><text:span text:style-name="Source_20_Text">&lt;select class="selectpicker" multiple&gt;</text:span></text:p>
      <text:p text:style-name="Preformatted_20_Text"><text:span text:style-name="Source_20_Text"><text:s text:c="2"/>&lt;optgroup label="Condiments" data-max-options="2"&gt;</text:span></text:p>
      <text:p text:style-name="Preformatted_20_Text"><text:span text:style-name="Source_20_Text"><text:s text:c="4"/>&lt;option&gt;Mustard&lt;/option&gt;</text:span></text:p>
      <text:p text:style-name="Preformatted_20_Text"><text:span text:style-name="Source_20_Text"><text:s text:c="4"/>&lt;option&gt;Ketchup&lt;/option&gt;</text:span></text:p>
      <text:p text:style-name="Preformatted_20_Text"><text:span text:style-name="Source_20_Text"><text:s text:c="4"/>&lt;option&gt;Relish&lt;/option&gt;</text:span></text:p>
      <text:p text:style-name="Preformatted_20_Text"><text:span text:style-name="Source_20_Text"><text:s text:c="2"/>&lt;/optgroup&gt;</text:span></text:p>
      <text:p text:style-name="Preformatted_20_Text"><text:span text:style-name="Source_20_Text"><text:s text:c="2"/>&lt;optgroup label="Breads" data-max-options="2"&gt;</text:span></text:p>
      <text:p text:style-name="Preformatted_20_Text"><text:span text:style-name="Source_20_Text"><text:s text:c="4"/>&lt;option&gt;Plain&lt;/option&gt;</text:span></text:p>
      <text:p text:style-name="Preformatted_20_Text"><text:span text:style-name="Source_20_Text"><text:s text:c="4"/>&lt;option&gt;Steamed&lt;/option&gt;</text:span></text:p>
      <text:p text:style-name="Preformatted_20_Text"><text:span text:style-name="Source_20_Text"><text:s text:c="4"/>&lt;option&gt;Toasted&lt;/option&gt;</text:span></text:p>
      <text:p text:style-name="Preformatted_20_Text"><text:span text:style-name="Source_20_Text"><text:s text:c="2"/>&lt;/optgroup&gt;</text:span></text:p>
      <text:p text:style-name="P12"><text:span text:style-name="Source_20_Text">&lt;/select&gt;</text:span></text:p>
      <text:h text:style-name="Heading_20_1" text:outline-level="1"><text:bookmark text:name="custom-button-text"/>Custom button text</text:h>
      <text:p text:style-name="Horizontal_20_Line"/>
      <text:h text:style-name="Heading_20_2" text:outline-level="2"><text:bookmark text:name="placeholder"/><text:soft-page-break/>Placeholder</text:h>
      <text:p text:style-name="Text_20_body"><text:bookmark text:name="titleMultiples"/>Using the <text:span text:style-name="Source_20_Text">title</text:span> attribute will set the default placeholder text when nothing is selected. This works for both multiple and standard select boxes:</text:p>
      <text:p text:style-name="Preformatted_20_Text"><text:span text:style-name="Source_20_Text">&lt;select class="selectpicker" multiple title="Choose one of the following..."&gt;</text:span></text:p>
      <text:p text:style-name="Preformatted_20_Text"><text:span text:style-name="Source_20_Text"><text:s text:c="2"/>&lt;option&gt;Mustard&lt;/option&gt;</text:span></text:p>
      <text:p text:style-name="Preformatted_20_Text"><text:span text:style-name="Source_20_Text"><text:s text:c="2"/>&lt;option&gt;Ketchup&lt;/option&gt;</text:span></text:p>
      <text:p text:style-name="Preformatted_20_Text"><text:span text:style-name="Source_20_Text"><text:s text:c="2"/>&lt;option&gt;Relish&lt;/option&gt;</text:span></text:p>
      <text:p text:style-name="P12"><text:span text:style-name="Source_20_Text">&lt;/select&gt;</text:span></text:p>
      <text:h text:style-name="Heading_20_2" text:outline-level="2"><text:bookmark text:name="selected-text"/>Selected text</text:h>
      <text:p text:style-name="Text_20_body"><text:bookmark text:name="title"/>Set the <text:span text:style-name="Source_20_Text">title</text:span> attribute on individual options to display alternative text when the option is selected:</text:p>
      <text:p text:style-name="Preformatted_20_Text"><text:span text:style-name="Source_20_Text">&lt;select class="selectpicker"&gt;</text:span></text:p>
      <text:p text:style-name="Preformatted_20_Text"><text:span text:style-name="Source_20_Text"><text:s text:c="2"/>&lt;option title="Combo 1"&gt;Hot Dog, Fries and a Soda&lt;/option&gt;</text:span></text:p>
      <text:p text:style-name="Preformatted_20_Text"><text:span text:style-name="Source_20_Text"><text:s text:c="2"/>&lt;option title="Combo 2"&gt;Burger, Shake and a Smile&lt;/option&gt;</text:span></text:p>
      <text:p text:style-name="Preformatted_20_Text"><text:span text:style-name="Source_20_Text"><text:s text:c="2"/>&lt;option title="Combo 3"&gt;Sugar, Spice and all things nice&lt;/option&gt;</text:span></text:p>
      <text:p text:style-name="P12"><text:span text:style-name="Source_20_Text">&lt;/select&gt;</text:span></text:p>
      <text:h text:style-name="Heading_20_2" text:outline-level="2"><text:bookmark text:name="selected-text-format"/>Selected text format</text:h>
      <text:p text:style-name="Text_20_body"><text:bookmark text:name="titleMultiplesFormat"/>Specify how the selection is displayed with the <text:span text:style-name="Source_20_Text">data-selected-text-format</text:span> attribute on a multiple select.</text:p>
      <text:p text:style-name="Text_20_body">The supported values are:</text:p>
      <text:list xml:id="list3172366017439122939" text:style-name="L1">
        <text:list-item>
          <text:p text:style-name="P8"><text:span text:style-name="Source_20_Text">values</text:span>: A comma delimited list of selected values (default) </text:p>
        </text:list-item>
        <text:list-item>
          <text:p text:style-name="P8"><text:span text:style-name="Source_20_Text">count</text:span>: If one item is selected, then the option value is shown. If more than one is selected then the number of selected items is displayed, e.g. <text:span text:style-name="Source_20_Text">2 of 6 selected</text:span> </text:p>
        </text:list-item>
        <text:list-item>
          <text:p text:style-name="P8"><text:span text:style-name="Source_20_Text">count &gt; x</text:span>: Where <text:span text:style-name="Source_20_Text">x</text:span> is the number of items selected when the display format changes from <text:span text:style-name="Source_20_Text">values</text:span> to <text:span text:style-name="Source_20_Text">count</text:span> </text:p>
        </text:list-item>
        <text:list-item>
          <text:p text:style-name="P4"><text:span text:style-name="Source_20_Text">static</text:span>: Always show the select title (placeholder), regardless of selection </text:p>
        </text:list-item>
      </text:list>
      <text:p text:style-name="Preformatted_20_Text"><text:span text:style-name="Source_20_Text">&lt;select class="selectpicker" multiple data-selected-text-format="count"&gt;</text:span></text:p>
      <text:p text:style-name="Preformatted_20_Text"><text:span text:style-name="Source_20_Text"><text:s text:c="2"/>&lt;option&gt;Mustard&lt;/option&gt;</text:span></text:p>
      <text:p text:style-name="Preformatted_20_Text"><text:span text:style-name="Source_20_Text"><text:s text:c="2"/>&lt;option&gt;Ketchup&lt;/option&gt;</text:span></text:p>
      <text:p text:style-name="Preformatted_20_Text"><text:span text:style-name="Source_20_Text"><text:s text:c="2"/>&lt;option&gt;Relish&lt;/option&gt;</text:span></text:p>
      <text:p text:style-name="P12"><text:span text:style-name="Source_20_Text">&lt;/select&gt;</text:span></text:p>
      <text:p text:style-name="Preformatted_20_Text"><text:span text:style-name="Source_20_Text">&lt;select class="selectpicker" multiple data-selected-text-format="count &gt; 3"&gt;</text:span></text:p>
      <text:p text:style-name="Preformatted_20_Text"><text:span text:style-name="Source_20_Text"><text:s text:c="2"/>&lt;option&gt;Mustard&lt;/option&gt;</text:span></text:p>
      <text:p text:style-name="Preformatted_20_Text"><text:span text:style-name="Source_20_Text"><text:s text:c="2"/>&lt;option&gt;Ketchup&lt;/option&gt;</text:span></text:p>
      <text:p text:style-name="Preformatted_20_Text"><text:span text:style-name="Source_20_Text"><text:s text:c="2"/>&lt;option&gt;Relish&lt;/option&gt;</text:span></text:p>
      <text:p text:style-name="Preformatted_20_Text"><text:span text:style-name="Source_20_Text"><text:s text:c="2"/>&lt;option&gt;Onions&lt;/option&gt;</text:span></text:p>
      <text:p text:style-name="P12"><text:span text:style-name="Source_20_Text">&lt;/select&gt;</text:span></text:p>
      <text:h text:style-name="Heading_20_1" text:outline-level="1"><text:bookmark text:name="styling"/><text:soft-page-break/>Styling</text:h>
      <text:p text:style-name="Horizontal_20_Line"/>
      <text:h text:style-name="Heading_20_2" text:outline-level="2"><text:bookmark text:name="button-classes"/>Button classes</text:h>
      <text:p text:style-name="Text_20_body">You can set the button classes via the <text:span text:style-name="Source_20_Text">data-style</text:span> attribute:</text:p>
      <text:p text:style-name="Preformatted_20_Text"><text:span text:style-name="Source_20_Text">&lt;select class="selectpicker" data-style="btn-primary"&gt;</text:span></text:p>
      <text:p text:style-name="Preformatted_20_Text"><text:span text:style-name="Source_20_Text"><text:s text:c="2"/>...</text:span></text:p>
      <text:p text:style-name="Preformatted_20_Text"><text:span text:style-name="Source_20_Text">&lt;/select&gt;</text:span></text:p>
      <text:p text:style-name="Preformatted_20_Text"/>
      <text:p text:style-name="Preformatted_20_Text"><text:span text:style-name="Source_20_Text">&lt;select class="selectpicker" data-style="btn-info"&gt;</text:span></text:p>
      <text:p text:style-name="Preformatted_20_Text"><text:span text:style-name="Source_20_Text"><text:s text:c="2"/>...</text:span></text:p>
      <text:p text:style-name="Preformatted_20_Text"><text:span text:style-name="Source_20_Text">&lt;/select&gt;</text:span></text:p>
      <text:p text:style-name="Preformatted_20_Text"/>
      <text:p text:style-name="Preformatted_20_Text"><text:span text:style-name="Source_20_Text">&lt;select class="selectpicker" data-style="btn-success"&gt;</text:span></text:p>
      <text:p text:style-name="Preformatted_20_Text"><text:span text:style-name="Source_20_Text"><text:s text:c="2"/>...</text:span></text:p>
      <text:p text:style-name="Preformatted_20_Text"><text:span text:style-name="Source_20_Text">&lt;/select&gt;</text:span></text:p>
      <text:p text:style-name="Preformatted_20_Text"/>
      <text:p text:style-name="Preformatted_20_Text"><text:span text:style-name="Source_20_Text">&lt;select class="selectpicker" data-style="btn-warning"&gt;</text:span></text:p>
      <text:p text:style-name="Preformatted_20_Text"><text:span text:style-name="Source_20_Text"><text:s text:c="2"/>...</text:span></text:p>
      <text:p text:style-name="Preformatted_20_Text"><text:span text:style-name="Source_20_Text">&lt;/select&gt;</text:span></text:p>
      <text:p text:style-name="Preformatted_20_Text"/>
      <text:p text:style-name="Preformatted_20_Text"><text:span text:style-name="Source_20_Text">&lt;select class="selectpicker" data-style="btn-danger"&gt;</text:span></text:p>
      <text:p text:style-name="Preformatted_20_Text"><text:span text:style-name="Source_20_Text"><text:s text:c="2"/>...</text:span></text:p>
      <text:p text:style-name="P12"><text:span text:style-name="Source_20_Text">&lt;/select&gt;</text:span></text:p>
      <text:h text:style-name="Heading_20_2" text:outline-level="2"><text:bookmark text:name="checkmark-on-selected-option"/>Checkmark on selected option</text:h>
      <text:p text:style-name="Text_20_body">You can also show the checkmark icon on standard select boxes with the <text:span text:style-name="Source_20_Text">show-tick</text:span> class:</text:p>
      <text:p text:style-name="Preformatted_20_Text"><text:span text:style-name="Source_20_Text">&lt;select class="selectpicker show-tick"&gt;</text:span></text:p>
      <text:p text:style-name="Preformatted_20_Text"><text:span text:style-name="Source_20_Text"><text:s text:c="2"/>&lt;option&gt;Mustard&lt;/option&gt;</text:span></text:p>
      <text:p text:style-name="Preformatted_20_Text"><text:span text:style-name="Source_20_Text"><text:s text:c="2"/>&lt;option&gt;Ketchup&lt;/option&gt;</text:span></text:p>
      <text:p text:style-name="Preformatted_20_Text"><text:span text:style-name="Source_20_Text"><text:s text:c="2"/>&lt;option&gt;Relish&lt;/option&gt;</text:span></text:p>
      <text:p text:style-name="P12"><text:span text:style-name="Source_20_Text">&lt;/select&gt;</text:span></text:p>
      <text:h text:style-name="Heading_20_2" text:outline-level="2"><text:bookmark text:name="menu-arrow-deprecated"/>Menu arrow (deprecated)</text:h>
      <text:p text:style-name="Text_20_body">The Bootstrap menu arrow can be added with the <text:span text:style-name="Source_20_Text">show-menu-arrow</text:span> class:</text:p>
      <text:p text:style-name="Text_20_body"><text:span text:style-name="Strong_20_Emphasis">Note:</text:span> This feature has been deprecated and will be removed in v2.0.0. </text:p>
      <text:p text:style-name="Preformatted_20_Text"><text:span text:style-name="Source_20_Text">&lt;select class="selectpicker show-menu-arrow"&gt;</text:span></text:p>
      <text:p text:style-name="Preformatted_20_Text"><text:span text:style-name="Source_20_Text"><text:s text:c="2"/>&lt;option&gt;Mustard&lt;/option&gt;</text:span></text:p>
      <text:p text:style-name="Preformatted_20_Text"><text:span text:style-name="Source_20_Text"><text:s text:c="2"/>&lt;option&gt;Ketchup&lt;/option&gt;</text:span></text:p>
      <text:p text:style-name="Preformatted_20_Text"><text:span text:style-name="Source_20_Text"><text:s text:c="2"/>&lt;option&gt;Relish&lt;/option&gt;</text:span></text:p>
      <text:p text:style-name="P12"><text:span text:style-name="Source_20_Text">&lt;/select&gt;</text:span></text:p>
      <text:h text:style-name="Heading_20_2" text:outline-level="2"><text:bookmark text:name="style-individual-options"/><text:soft-page-break/>Style individual options</text:h>
      <text:p text:style-name="Text_20_body"><text:bookmark text:name="classes"/>Classes and styles added to options are transferred to the select box:</text:p>
      <text:p text:style-name="Preformatted_20_Text"><text:span text:style-name="Source_20_Text">&lt;select class="selectpicker"&gt;</text:span></text:p>
      <text:p text:style-name="Preformatted_20_Text"><text:span text:style-name="Source_20_Text"><text:s text:c="2"/>&lt;option&gt;Mustard&lt;/option&gt;</text:span></text:p>
      <text:p text:style-name="Preformatted_20_Text"><text:span text:style-name="Source_20_Text"><text:s text:c="2"/>&lt;option class="special"&gt;Ketchup&lt;/option&gt;</text:span></text:p>
      <text:p text:style-name="Preformatted_20_Text"><text:span text:style-name="Source_20_Text"><text:s text:c="2"/>&lt;option style="background: #5cb85c; color: #fff;"&gt;Relish&lt;/option&gt;</text:span></text:p>
      <text:p text:style-name="P12"><text:span text:style-name="Source_20_Text">&lt;/select&gt;</text:span></text:p>
      <text:p text:style-name="Preformatted_20_Text"><text:span text:style-name="Source_20_Text">.special {</text:span></text:p>
      <text:p text:style-name="Preformatted_20_Text"><text:span text:style-name="Source_20_Text"><text:s text:c="2"/>font-weight: bold !important;</text:span></text:p>
      <text:p text:style-name="Preformatted_20_Text"><text:span text:style-name="Source_20_Text"><text:s text:c="2"/>color: #fff !important;</text:span></text:p>
      <text:p text:style-name="Preformatted_20_Text"><text:span text:style-name="Source_20_Text"><text:s text:c="2"/>background: #bc0000 !important;</text:span></text:p>
      <text:p text:style-name="Preformatted_20_Text"><text:span text:style-name="Source_20_Text"><text:s text:c="2"/>text-transform: uppercase;</text:span></text:p>
      <text:p text:style-name="P12"><text:span text:style-name="Source_20_Text">}</text:span></text:p>
      <text:h text:style-name="Heading_20_2" text:outline-level="2"><text:bookmark text:name="width"/>Width</text:h>
      <text:p text:style-name="Text_20_body"><text:bookmark text:name="grid"/>Wrap selects in grid columns, or any custom parent element, to easily enforce desired widths.</text:p>
      <text:p text:style-name="Preformatted_20_Text"><text:span text:style-name="Source_20_Text">&lt;div class="row"&gt;</text:span></text:p>
      <text:p text:style-name="Preformatted_20_Text"><text:span text:style-name="Source_20_Text"><text:s text:c="2"/>&lt;div class="col-sm-3"&gt;</text:span></text:p>
      <text:p text:style-name="Preformatted_20_Text"><text:span text:style-name="Source_20_Text"><text:s text:c="4"/>&lt;div class="form-group"&gt;</text:span></text:p>
      <text:p text:style-name="Preformatted_20_Text"><text:span text:style-name="Source_20_Text"><text:s text:c="6"/>&lt;select class="selectpicker form-control"&gt;</text:span></text:p>
      <text:p text:style-name="Preformatted_20_Text"><text:span text:style-name="Source_20_Text"><text:s text:c="8"/>&lt;option&gt;Mustard&lt;/option&gt;</text:span></text:p>
      <text:p text:style-name="Preformatted_20_Text"><text:span text:style-name="Source_20_Text"><text:s text:c="8"/>&lt;option&gt;Ketchup&lt;/option&gt;</text:span></text:p>
      <text:p text:style-name="Preformatted_20_Text"><text:span text:style-name="Source_20_Text"><text:s text:c="8"/>&lt;option&gt;Relish&lt;/option&gt;</text:span></text:p>
      <text:p text:style-name="Preformatted_20_Text"><text:span text:style-name="Source_20_Text"><text:s text:c="6"/>&lt;/select&gt;</text:span></text:p>
      <text:p text:style-name="Preformatted_20_Text"><text:span text:style-name="Source_20_Text"><text:s text:c="4"/>&lt;/div&gt;</text:span></text:p>
      <text:p text:style-name="Preformatted_20_Text"><text:span text:style-name="Source_20_Text"><text:s text:c="2"/>&lt;/div&gt;</text:span></text:p>
      <text:p text:style-name="P12"><text:span text:style-name="Source_20_Text">&lt;/div&gt;</text:span></text:p>
      <text:section text:style-name="Sect1" text:name="data-width">
        <text:p text:style-name="Text_20_body"/>
      </text:section>
      <text:p text:style-name="Text_20_body">Alternatively, use the <text:span text:style-name="Source_20_Text">data-width</text:span> attribute to set the width of the select. Set <text:span text:style-name="Source_20_Text">data-width</text:span> to <text:span text:style-name="Source_20_Text">'auto'</text:span> to automatically adjust the width of the select to its widest option. <text:span text:style-name="Source_20_Text">'fit'</text:span> automatically adjusts the width of the select to the width of its currently selected option. An exact value can also be specified, e.g., <text:span text:style-name="Source_20_Text">300px</text:span> or <text:span text:style-name="Source_20_Text">50%</text:span>.</text:p>
      <text:p text:style-name="P7"><text:span text:style-name="Source_20_Text">width: 'auto'</text:span> </text:p>
      <text:p text:style-name="P7"><text:span text:style-name="Source_20_Text">width: 'fit'</text:span> </text:p>
      <text:p text:style-name="P7"><text:span text:style-name="Source_20_Text">width: '150px'</text:span> </text:p>
      <text:p text:style-name="Text_20_body"><text:span text:style-name="Source_20_Text">width: '75%'</text:span> </text:p>
      <text:p text:style-name="Preformatted_20_Text"><text:span text:style-name="Source_20_Text">&lt;select class="selectpicker" data-width="auto"&gt;</text:span></text:p>
      <text:p text:style-name="Preformatted_20_Text"><text:span text:style-name="Source_20_Text"><text:s text:c="2"/>...</text:span></text:p>
      <text:p text:style-name="Preformatted_20_Text"><text:span text:style-name="Source_20_Text">&lt;/select&gt;</text:span></text:p>
      <text:p text:style-name="Preformatted_20_Text"><text:span text:style-name="Source_20_Text">&lt;select class="selectpicker" data-width="fit"&gt;</text:span></text:p>
      <text:p text:style-name="Preformatted_20_Text"><text:span text:style-name="Source_20_Text"><text:s text:c="2"/>...</text:span></text:p>
      <text:p text:style-name="Preformatted_20_Text"><text:span text:style-name="Source_20_Text">&lt;/select&gt;</text:span></text:p>
      <text:p text:style-name="Preformatted_20_Text"><text:span text:style-name="Source_20_Text">&lt;select class="selectpicker" data-width="100px"&gt;</text:span></text:p>
      <text:p text:style-name="Preformatted_20_Text"><text:span text:style-name="Source_20_Text"><text:s text:c="2"/>...</text:span></text:p>
      <text:p text:style-name="Preformatted_20_Text"><text:soft-page-break/><text:span text:style-name="Source_20_Text">&lt;/select&gt;</text:span></text:p>
      <text:p text:style-name="Preformatted_20_Text"><text:span text:style-name="Source_20_Text">&lt;select class="selectpicker" data-width="75%"&gt;</text:span></text:p>
      <text:p text:style-name="Preformatted_20_Text"><text:span text:style-name="Source_20_Text"><text:s text:c="2"/>...</text:span></text:p>
      <text:p text:style-name="P12"><text:span text:style-name="Source_20_Text">&lt;/select&gt;</text:span></text:p>
      <text:h text:style-name="Heading_20_1" text:outline-level="1"><text:bookmark text:name="customize-options"/>Customize options</text:h>
      <text:p text:style-name="Horizontal_20_Line"/>
      <text:h text:style-name="Heading_20_2" text:outline-level="2"><text:bookmark text:name="icons"/>Icons</text:h>
      <text:p text:style-name="Text_20_body">Add an icon to an option or optgroup with the <text:span text:style-name="Source_20_Text">data-icon</text:span> attribute:</text:p>
      <text:p text:style-name="Text_20_body"><text:span text:style-name="Strong_20_Emphasis">Note:</text:span> Glyphicons are not included in Bootstrap 4. To use FontAwesome, or another icon library, you'll need to set <text:span text:style-name="Source_20_Text">iconBase</text:span> to something other than <text:span text:style-name="Source_20_Text">'glyphicon'</text:span>. </text:p>
      <text:p text:style-name="Preformatted_20_Text"><text:span text:style-name="Source_20_Text">&lt;select class="selectpicker"&gt;</text:span></text:p>
      <text:p text:style-name="Preformatted_20_Text"><text:span text:style-name="Source_20_Text"><text:s text:c="2"/>&lt;option data-icon="fa-heart"&gt;Ketchup&lt;/option&gt;</text:span></text:p>
      <text:p text:style-name="P12"><text:span text:style-name="Source_20_Text">&lt;/select&gt;</text:span></text:p>
      <text:h text:style-name="Heading_20_2" text:outline-level="2"><text:bookmark text:name="custom-content"/>Custom content</text:h>
      <text:p text:style-name="Text_20_body">Insert custom HTML into the option with the <text:span text:style-name="Source_20_Text">data-content</text:span> attribute:</text:p>
      <text:p text:style-name="Text_20_body"><text:span text:style-name="Strong_20_Emphasis">Note:</text:span> This feature inserts HTML into the DOM. By default, it is sanitized using our built-in <text:a xlink:type="simple" xlink:href="https://developer.snapappointments.com/bootstrap-select/options/#sanitizer" text:style-name="Internet_20_link" text:visited-style-name="Visited_20_Internet_20_Link">sanitizer</text:a>. </text:p>
      <text:p text:style-name="Preformatted_20_Text"><text:span text:style-name="Source_20_Text">&lt;select class="selectpicker"&gt;</text:span></text:p>
      <text:p text:style-name="Preformatted_20_Text"><text:span text:style-name="Source_20_Text"><text:s text:c="2"/>&lt;option data-content="&lt;span class='badge badge-success'&gt;Relish&lt;/span&gt;"&gt;Relish&lt;/option&gt;</text:span></text:p>
      <text:p text:style-name="P12"><text:span text:style-name="Source_20_Text">&lt;/select&gt;</text:span></text:p>
      <text:h text:style-name="Heading_20_2" text:outline-level="2"><text:bookmark text:name="subtext"/>Subtext</text:h>
      <text:p text:style-name="Text_20_body">Add subtext to an option or optgroup with the <text:span text:style-name="Source_20_Text">data-subtext</text:span> attribute:</text:p>
      <text:p text:style-name="Text_20_body">With <text:span text:style-name="Source_20_Text">showSubtext</text:span> set to true. </text:p>
      <text:p text:style-name="Preformatted_20_Text"><text:span text:style-name="Source_20_Text">&lt;select class="selectpicker" data-size="5"&gt;</text:span></text:p>
      <text:p text:style-name="Preformatted_20_Text"><text:span text:style-name="Source_20_Text"><text:s text:c="2"/>&lt;option data-subtext="Heinz"&gt;Ketchup&lt;/option&gt;</text:span></text:p>
      <text:p text:style-name="P12"><text:span text:style-name="Source_20_Text">&lt;/select&gt;</text:span></text:p>
      <text:h text:style-name="Heading_20_1" text:outline-level="1"><text:bookmark text:name="customize-menu"/>Customize menu</text:h>
      <text:p text:style-name="Horizontal_20_Line"/>
      <text:h text:style-name="Heading_20_2" text:outline-level="2"><text:bookmark text:name="menu-size"/><text:soft-page-break/>Menu size</text:h>
      <text:p text:style-name="Text_20_body">The <text:span text:style-name="Source_20_Text">size</text:span> option is set to <text:span text:style-name="Source_20_Text">'auto'</text:span> by default. When <text:span text:style-name="Source_20_Text">size</text:span> is set to <text:span text:style-name="Source_20_Text">'auto'</text:span>, the menu always opens up to show as many items as the window will allow without being cut off. Set <text:span text:style-name="Source_20_Text">size</text:span> to <text:span text:style-name="Source_20_Text">false</text:span> to always show all items. The size of the menu can also be specifed using the <text:span text:style-name="Source_20_Text">data-size</text:span> attribute.</text:p>
      <text:p text:style-name="Text_20_body"><text:bookmark text:name="data-size"/>Specify a number for <text:span text:style-name="Source_20_Text">data-size</text:span> to choose the maximum number of items to show in the menu.</text:p>
      <text:p text:style-name="Preformatted_20_Text"><text:span text:style-name="Source_20_Text">&lt;select class="selectpicker" data-size="5"&gt;</text:span></text:p>
      <text:p text:style-name="Preformatted_20_Text"><text:span text:style-name="Source_20_Text"><text:s text:c="2"/>...</text:span></text:p>
      <text:p text:style-name="P12"><text:span text:style-name="Source_20_Text">&lt;/select&gt;</text:span></text:p>
      <text:h text:style-name="Heading_20_2" text:outline-level="2"><text:bookmark text:name="selectdeselect-all-options"/>Select/deselect all options</text:h>
      <text:p text:style-name="Text_20_body">Adds two buttons to the top of the menu - <text:span text:style-name="Strong_20_Emphasis">Select All</text:span> &amp; <text:span text:style-name="Strong_20_Emphasis">Deselect All</text:span> with <text:span text:style-name="Source_20_Text">data-actions-box="true"</text:span>.</text:p>
      <text:p text:style-name="Preformatted_20_Text"><text:span text:style-name="Source_20_Text">&lt;select class="selectpicker" multiple data-actions-box="true"&gt;</text:span></text:p>
      <text:p text:style-name="Preformatted_20_Text"><text:span text:style-name="Source_20_Text"><text:s text:c="2"/>&lt;option&gt;Mustard&lt;/option&gt;</text:span></text:p>
      <text:p text:style-name="Preformatted_20_Text"><text:span text:style-name="Source_20_Text"><text:s text:c="2"/>&lt;option&gt;Ketchup&lt;/option&gt;</text:span></text:p>
      <text:p text:style-name="Preformatted_20_Text"><text:span text:style-name="Source_20_Text"><text:s text:c="2"/>&lt;option&gt;Relish&lt;/option&gt;</text:span></text:p>
      <text:p text:style-name="P12"><text:span text:style-name="Source_20_Text">&lt;/select&gt;</text:span></text:p>
      <text:h text:style-name="Heading_20_2" text:outline-level="2"><text:bookmark text:name="divider"/>Divider</text:h>
      <text:p text:style-name="Text_20_body">Add <text:span text:style-name="Source_20_Text">data-divider="true"</text:span> to an option to turn it into a divider.</text:p>
      <text:p text:style-name="Preformatted_20_Text"><text:span text:style-name="Source_20_Text">&lt;select class="selectpicker" data-size="5"&gt;</text:span></text:p>
      <text:p text:style-name="Preformatted_20_Text"><text:span text:style-name="Source_20_Text"><text:s text:c="2"/>&lt;option data-divider="true"&gt;&lt;/option&gt;</text:span></text:p>
      <text:p text:style-name="P12"><text:span text:style-name="Source_20_Text">&lt;/select&gt;</text:span></text:p>
      <text:h text:style-name="Heading_20_2" text:outline-level="2"><text:bookmark text:name="menu-header"/>Menu header</text:h>
      <text:p text:style-name="Text_20_body">Add a header to the dropdown menu, e.g. <text:span text:style-name="Source_20_Text">header: 'Select a condiment'</text:span> or <text:span text:style-name="Source_20_Text">data-header="Select a condiment"</text:span></text:p>
      <text:p text:style-name="Preformatted_20_Text"><text:span text:style-name="Source_20_Text">&lt;select class="selectpicker" data-header="Select a condiment"&gt;</text:span></text:p>
      <text:p text:style-name="Preformatted_20_Text"><text:span text:style-name="Source_20_Text"><text:s text:c="2"/>...</text:span></text:p>
      <text:p text:style-name="P12"><text:span text:style-name="Source_20_Text">&lt;/select&gt;</text:span></text:p>
      <text:h text:style-name="Heading_20_2" text:outline-level="2"><text:bookmark text:name="container"/>Container</text:h>
      <text:p text:style-name="Text_20_body">Append the select menu to a specific element, e.g. <text:span text:style-name="Source_20_Text">container: 'body'</text:span> or <text:span text:style-name="Source_20_Text">data-container=".main-content"</text:span>. This is useful if the select element is inside an element with <text:span text:style-name="Source_20_Text">overflow: hidden</text:span>.</text:p>
      <text:p text:style-name="P7"><text:span text:style-name="Source_20_Text">container: false</text:span> </text:p>
      <text:p text:style-name="Text_20_body"><text:span text:style-name="Source_20_Text">container: 'body'</text:span> </text:p>
      <text:p text:style-name="Preformatted_20_Text"><text:soft-page-break/><text:span text:style-name="Source_20_Text">&lt;div style="overflow:hidden;"&gt;</text:span></text:p>
      <text:p text:style-name="Preformatted_20_Text"><text:span text:style-name="Source_20_Text"><text:s text:c="2"/>&lt;select class="selectpicker"&gt;</text:span></text:p>
      <text:p text:style-name="Preformatted_20_Text"><text:span text:style-name="Source_20_Text"><text:s text:c="4"/>...</text:span></text:p>
      <text:p text:style-name="Preformatted_20_Text"><text:span text:style-name="Source_20_Text"><text:s text:c="2"/>&lt;/select&gt;</text:span></text:p>
      <text:p text:style-name="Preformatted_20_Text"><text:span text:style-name="Source_20_Text"><text:s text:c="2"/>&lt;select class="selectpicker" data-container="body"&gt;</text:span></text:p>
      <text:p text:style-name="Preformatted_20_Text"><text:span text:style-name="Source_20_Text"><text:s text:c="4"/>...</text:span></text:p>
      <text:p text:style-name="Preformatted_20_Text"><text:span text:style-name="Source_20_Text"><text:s text:c="2"/>&lt;/select&gt;</text:span></text:p>
      <text:p text:style-name="P12"><text:span text:style-name="Source_20_Text">&lt;/div&gt;</text:span></text:p>
      <text:h text:style-name="Heading_20_2" text:outline-level="2"><text:bookmark text:name="dropup-menu"/>Dropup menu</text:h>
      <text:p text:style-name="Text_20_body"><text:span text:style-name="Source_20_Text">dropupAuto</text:span> is set to true by default, which automatically determines whether or not the menu should display above or below the select box. If <text:span text:style-name="Source_20_Text">dropupAuto</text:span> is set to false, manually make the select a dropup menu by adding the <text:span text:style-name="Source_20_Text">.dropup</text:span> class to the select.</text:p>
      <text:p text:style-name="Preformatted_20_Text"><text:span text:style-name="Source_20_Text">&lt;select class="selectpicker dropup" data-dropup-auto="false"&gt;</text:span></text:p>
      <text:p text:style-name="Preformatted_20_Text"><text:span text:style-name="Source_20_Text"><text:s text:c="2"/>...</text:span></text:p>
      <text:p text:style-name="P12"><text:span text:style-name="Source_20_Text">&lt;/select&gt;</text:span></text:p>
      <text:h text:style-name="Heading_20_1" text:outline-level="1"><text:bookmark text:name="disabled"/>Disabled</text:h>
      <text:p text:style-name="Horizontal_20_Line"/>
      <text:h text:style-name="Heading_20_2" text:outline-level="2"><text:bookmark text:name="disabled-select-box"/>Disabled select box</text:h>
      <text:p text:style-name="Preformatted_20_Text"><text:span text:style-name="Source_20_Text">&lt;select class="selectpicker" disabled&gt;</text:span></text:p>
      <text:p text:style-name="Preformatted_20_Text"><text:span text:style-name="Source_20_Text"><text:s text:c="2"/>&lt;option&gt;Mustard&lt;/option&gt;</text:span></text:p>
      <text:p text:style-name="Preformatted_20_Text"><text:span text:style-name="Source_20_Text"><text:s text:c="2"/>&lt;option&gt;Ketchup&lt;/option&gt;</text:span></text:p>
      <text:p text:style-name="Preformatted_20_Text"><text:span text:style-name="Source_20_Text"><text:s text:c="2"/>&lt;option&gt;Relish&lt;/option&gt;</text:span></text:p>
      <text:p text:style-name="P12"><text:span text:style-name="Source_20_Text">&lt;/select&gt;</text:span></text:p>
      <text:h text:style-name="Heading_20_2" text:outline-level="2"><text:bookmark text:name="disabled-options"/>Disabled options</text:h>
      <text:p text:style-name="Preformatted_20_Text"><text:span text:style-name="Source_20_Text">&lt;select class="selectpicker"&gt;</text:span></text:p>
      <text:p text:style-name="Preformatted_20_Text"><text:span text:style-name="Source_20_Text"><text:s text:c="2"/>&lt;option&gt;Mustard&lt;/option&gt;</text:span></text:p>
      <text:p text:style-name="Preformatted_20_Text"><text:span text:style-name="Source_20_Text"><text:s text:c="2"/>&lt;option disabled&gt;Ketchup&lt;/option&gt;</text:span></text:p>
      <text:p text:style-name="Preformatted_20_Text"><text:span text:style-name="Source_20_Text"><text:s text:c="2"/>&lt;option&gt;Relish&lt;/option&gt;</text:span></text:p>
      <text:p text:style-name="P12"><text:span text:style-name="Source_20_Text">&lt;/select&gt;</text:span></text:p>
      <text:h text:style-name="Heading_20_2" text:outline-level="2"><text:bookmark text:name="disabled-option-groups"/>Disabled option groups</text:h>
      <text:p text:style-name="Preformatted_20_Text"><text:span text:style-name="Source_20_Text">&lt;select class="selectpicker test"&gt;</text:span></text:p>
      <text:p text:style-name="Preformatted_20_Text"><text:span text:style-name="Source_20_Text"><text:s text:c="2"/>&lt;optgroup label="Picnic" disabled&gt;</text:span></text:p>
      <text:p text:style-name="Preformatted_20_Text"><text:span text:style-name="Source_20_Text"><text:s text:c="4"/>&lt;option&gt;Mustard&lt;/option&gt;</text:span></text:p>
      <text:p text:style-name="Preformatted_20_Text"><text:span text:style-name="Source_20_Text"><text:s text:c="4"/>&lt;option&gt;Ketchup&lt;/option&gt;</text:span></text:p>
      <text:p text:style-name="Preformatted_20_Text"><text:span text:style-name="Source_20_Text"><text:s text:c="4"/>&lt;option&gt;Relish&lt;/option&gt;</text:span></text:p>
      <text:p text:style-name="Preformatted_20_Text"><text:span text:style-name="Source_20_Text"><text:s text:c="2"/>&lt;/optgroup&gt;</text:span></text:p>
      <text:p text:style-name="Preformatted_20_Text"><text:span text:style-name="Source_20_Text"><text:s text:c="2"/>&lt;optgroup label="Camping"&gt;</text:span></text:p>
      <text:p text:style-name="Preformatted_20_Text"><text:span text:style-name="Source_20_Text"><text:s text:c="4"/>&lt;option&gt;Tent&lt;/option&gt;</text:span></text:p>
      <text:p text:style-name="Preformatted_20_Text"><text:span text:style-name="Source_20_Text"><text:s text:c="4"/>&lt;option&gt;Flashlight&lt;/option&gt;</text:span></text:p>
      <text:p text:style-name="Preformatted_20_Text"><text:soft-page-break/><text:span text:style-name="Source_20_Text"><text:s text:c="4"/>&lt;option&gt;Toilet Paper&lt;/option&gt;</text:span></text:p>
      <text:p text:style-name="Preformatted_20_Text"><text:span text:style-name="Source_20_Text"><text:s text:c="2"/>&lt;/optgroup&gt;</text:span></text:p>
      <text:p text:style-name="P12"><text:span text:style-name="Source_20_Text">&lt;/select&gt;</text:span></text:p>
      <text:p text:style-name="P6"><text:span text:style-name="Source_20_Text"><text:span text:style-name="T10"/></text:span></text:p>
      <text:p text:style-name="P12"><text:span text:style-name="Source_20_Text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2:58:41.359064206</meta:creation-date>
    <dc:date>2019-07-08T13:06:45.260920559</dc:date>
    <meta:editing-duration>PT8M4S</meta:editing-duration>
    <meta:editing-cycles>1</meta:editing-cycles>
    <meta:document-statistic meta:table-count="0" meta:image-count="0" meta:object-count="0" meta:page-count="10" meta:paragraph-count="278" meta:word-count="1166" meta:character-count="10466" meta:non-whitespace-character-count="9253"/>
    <meta:generator>LibreOffice/5.1.6.2$Linux_X86_64 LibreOffice_project/10m0$Build-2</meta:generator>
  </office:meta>
</office:document-meta>
</file>